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9cm" fo:min-width="0.65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objectwithoutfill">
      <style:graphic-properties draw:fill="none" draw:fill-color="#f58220" draw:textarea-vertical-align="middle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29cm" fo:min-width="0.22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0.29cm" fo:min-width="0.22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9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6" style:family="graphic" style:parent-style-name="standard">
      <style:graphic-properties draw:textarea-horizontal-align="justify" draw:textarea-vertical-align="middle" draw:auto-grow-height="false" fo:min-height="0.543cm" fo:min-width="0.643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9" style:family="graphic" style:parent-style-name="standard">
      <style:graphic-properties draw:textarea-horizontal-align="justify" draw:textarea-vertical-align="middle" draw:auto-grow-height="false" fo:min-height="0.513cm" fo:min-width="0.643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645cm" fo:min-width="0.6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564cm" fo:min-width="0.64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-color="#ffe5ca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41cm" svg:height="0.962cm" svg:x="3.667cm" svg:y="1.254cm">
          <draw:text-box>
            <text:p>DISJOINT SET ALGORITHM (UNION-FIND)</text:p>
          </draw:text-box>
        </draw:frame>
        <draw:custom-shape draw:style-name="gr2" draw:text-style-name="P2" draw:layer="layout" svg:width="1.638cm" svg:height="1.47cm" svg:x="1.143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2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7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1cm" svg:y1="4.155cm" svg:x2="5.76cm" svg:y2="4.135cm">
          <text:p/>
        </draw:line>
        <draw:line draw:style-name="gr5" draw:text-style-name="P4" draw:layer="layout" svg:x1="2.016cm" svg:y1="5.044cm" svg:x2="2.016cm" svg:y2="6.949cm">
          <text:p/>
        </draw:line>
        <draw:custom-shape draw:style-name="gr6" draw:text-style-name="P3" draw:layer="layout" svg:width="1.636cm" svg:height="1.47cm" svg:x="5.983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4.917cm" svg:x2="6.715cm" svg:y2="6.822cm">
          <text:p/>
        </draw:line>
        <draw:line draw:style-name="gr5" draw:text-style-name="P4" draw:layer="layout" svg:x1="3.064cm" svg:y1="7.502cm" svg:x2="5.953cm" svg:y2="7.457cm">
          <text:p/>
        </draw:line>
        <draw:custom-shape draw:style-name="gr7" draw:text-style-name="P5" draw:layer="layout" svg:width="1.638cm" svg:height="1.471cm" svg:x="3.353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7cm" svg:y1="7.965cm" svg:x2="4.683cm" svg:y2="8.854cm">
          <text:p/>
        </draw:line>
        <draw:line draw:style-name="gr5" draw:text-style-name="P4" draw:layer="layout" svg:x1="6.223cm" svg:y1="4.847cm" svg:x2="3.032cm" svg:y2="7.203cm">
          <text:p/>
        </draw:line>
        <draw:custom-shape draw:style-name="gr9" draw:text-style-name="P7" draw:layer="layout" svg:width="1.016cm" svg:height="0.762cm" svg:x="3.921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8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7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7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0.981cm" svg:y="11.6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6cm" svg:height="0.762cm" svg:x="10.768cm" svg:y="15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61cm" svg:height="0.962cm" svg:x="16.873cm" svg:y="2.27cm">
          <draw:text-box>
            <text:p>SETS</text:p>
          </draw:text-box>
        </draw:frame>
        <draw:custom-shape draw:style-name="gr12" draw:text-style-name="P2" draw:layer="layout" svg:width="1.143cm" svg:height="1.27cm" svg:x="10.906cm" svg:y="3.329cm">
          <text:p text:style-name="P2">S1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049cm" svg:y1="3.964cm" svg:x2="13.065cm" svg:y2="3.964cm">
          <text:p/>
        </draw:line>
        <draw:custom-shape draw:style-name="gr14" draw:text-style-name="P10" draw:layer="layout" svg:width="1.143cm" svg:height="1.397cm" svg:x="13.065cm" svg:y="3.20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4.265cm" svg:y="3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465cm" svg:y="3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665cm" svg:y="3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865cm" svg:y="3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143cm" svg:height="1.27cm" svg:x="10.905cm" svg:y="4.829cm">
          <text:p text:style-name="P2">S2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048cm" svg:y1="5.464cm" svg:x2="13.064cm" svg:y2="5.464cm">
          <text:p/>
        </draw:line>
        <draw:custom-shape draw:style-name="gr14" draw:text-style-name="P10" draw:layer="layout" svg:width="1.143cm" svg:height="1.397cm" svg:x="13.064cm" svg:y="4.70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4.264cm" svg:y="4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464cm" svg:y="4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664cm" svg:y="4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864cm" svg:y="4.7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143cm" svg:height="1.27cm" svg:x="10.905cm" svg:y="6.329cm">
          <text:p text:style-name="P2">S3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048cm" svg:y1="6.964cm" svg:x2="13.064cm" svg:y2="6.964cm">
          <text:p/>
        </draw:line>
        <draw:custom-shape draw:style-name="gr14" draw:text-style-name="P10" draw:layer="layout" svg:width="1.143cm" svg:height="1.397cm" svg:x="13.064cm" svg:y="6.20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4.264cm" svg:y="6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464cm" svg:y="6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664cm" svg:y="6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864cm" svg:y="6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143cm" svg:height="1.27cm" svg:x="10.905cm" svg:y="7.829cm">
          <text:p text:style-name="P2">S4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048cm" svg:y1="8.464cm" svg:x2="13.064cm" svg:y2="8.464cm">
          <text:p/>
        </draw:line>
        <draw:custom-shape draw:style-name="gr14" draw:text-style-name="P10" draw:layer="layout" svg:width="1.143cm" svg:height="1.397cm" svg:x="13.064cm" svg:y="7.70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4.264cm" svg:y="7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464cm" svg:y="7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664cm" svg:y="7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864cm" svg:y="7.7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143cm" svg:height="1.27cm" svg:x="10.905cm" svg:y="9.329cm">
          <text:p text:style-name="P2">S5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048cm" svg:y1="9.964cm" svg:x2="13.064cm" svg:y2="9.964cm">
          <text:p/>
        </draw:line>
        <draw:custom-shape draw:style-name="gr14" draw:text-style-name="P10" draw:layer="layout" svg:width="1.143cm" svg:height="1.397cm" svg:x="13.064cm" svg:y="9.202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4.264cm" svg:y="9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464cm" svg:y="9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664cm" svg:y="9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8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143cm" svg:height="0.793cm" svg:x="2.379cm" svg:y="11.383cm">
          <text:p text:style-name="P2">S1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22cm" svg:y1="11.818cm" svg:x2="4.538cm" svg:y2="11.818cm">
          <text:p/>
        </draw:line>
        <draw:custom-shape draw:style-name="gr17" draw:text-style-name="P10" draw:layer="layout" svg:width="1.143cm" svg:height="0.92cm" svg:x="4.538cm" svg:y="11.256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5.738cm" svg:y="11.25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9.3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143cm" svg:height="0.763cm" svg:x="2.378cm" svg:y="12.183cm">
          <text:p text:style-name="P2">S3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21cm" svg:y1="12.518cm" svg:x2="4.537cm" svg:y2="12.518cm">
          <text:p/>
        </draw:line>
        <draw:custom-shape draw:style-name="gr20" draw:text-style-name="P10" draw:layer="layout" svg:width="1.143cm" svg:height="0.79cm" svg:x="4.537cm" svg:y="12.15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5.737cm" svg:y="12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6.937cm" svg:y="12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8.137cm" svg:y="12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9.337cm" svg:y="12.1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762cm" svg:x="10.698cm" svg:y="11.6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.054cm" svg:y="15.4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1.143cm" svg:height="0.895cm" svg:x="12.446cm" svg:y="15.091cm">
          <text:p text:style-name="P2">B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589cm" svg:y1="15.743cm" svg:x2="16.637cm" svg:y2="15.743cm">
          <text:p/>
        </draw:line>
        <draw:frame draw:style-name="gr23" draw:text-style-name="P1" draw:layer="layout" svg:width="3.121cm" svg:height="0.962cm" svg:x="13.67cm" svg:y="14.908cm">
          <draw:text-box>
            <text:p>belongs</text:p>
          </draw:text-box>
        </draw:frame>
        <draw:custom-shape draw:style-name="gr24" draw:text-style-name="P2" draw:layer="layout" svg:width="1.143cm" svg:height="0.814cm" svg:x="16.431cm" svg:y="15.109cm">
          <text:p text:style-name="P2">S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81cm" svg:height="0.962cm" svg:x="12.038cm" svg:y="13.954cm">
          <draw:text-box>
            <text:p>4 Forms a cycle</text:p>
          </draw:text-box>
        </draw:frame>
        <draw:frame draw:style-name="gr1" draw:text-style-name="P1" draw:layer="layout" svg:width="4.981cm" svg:height="0.962cm" svg:x="2.524cm" svg:y="17.196cm">
          <draw:text-box>
            <text:p>5 Forms a cycle</text:p>
          </draw:text-box>
        </draw:frame>
        <draw:line draw:style-name="gr5" draw:text-style-name="P4" draw:layer="layout" svg:x1="10.641cm" svg:y1="14.843cm" svg:x2="11.911cm" svg:y2="16.367cm">
          <text:p/>
        </draw:line>
        <draw:line draw:style-name="gr5" draw:text-style-name="P4" draw:layer="layout" svg:x1="12.038cm" svg:y1="14.843cm" svg:x2="10.641cm" svg:y2="16.494cm">
          <text:p/>
        </draw:line>
        <draw:custom-shape draw:style-name="gr10" draw:text-style-name="P8" draw:layer="layout" svg:width="1.016cm" svg:height="0.762cm" svg:x="10.652cm" svg:y="18.26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143cm" svg:height="1.27cm" svg:x="11.75cm" svg:y="17.982cm">
          <text:p text:style-name="P2">S1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893cm" svg:y1="18.617cm" svg:x2="13.909cm" svg:y2="18.617cm">
          <text:p/>
        </draw:line>
        <draw:custom-shape draw:style-name="gr14" draw:text-style-name="P10" draw:layer="layout" svg:width="1.143cm" svg:height="1.397cm" svg:x="13.909cm" svg:y="17.8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143cm" svg:height="1.397cm" svg:x="15.109cm" svg:y="17.8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143cm" svg:height="1.397cm" svg:x="16.309cm" svg:y="17.85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143cm" svg:height="1.397cm" svg:x="17.509cm" svg:y="17.85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143cm" svg:height="1.397cm" svg:x="18.709cm" svg:y="17.855cm">
          <text:p text:style-name="P2">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32cm" svg:height="0.962cm" svg:x="1.34cm" svg:y="20.912cm">
          <draw:text-box>
            <text:p>Added edges</text:p>
          </draw:text-box>
        </draw:frame>
        <draw:custom-shape draw:style-name="gr10" draw:text-style-name="P8" draw:layer="layout" svg:width="1.016cm" svg:height="0.762cm" svg:x="1.568cm" svg:y="21.9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2.969cm" svg:y="21.95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4.269cm" svg:y="21.95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8cm" svg:height="1.47cm" svg:x="12.05cm" svg:y="21.416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16.739cm" svg:y="21.317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2.394cm" svg:y="24.69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558cm" svg:y1="22.049cm" svg:x2="16.667cm" svg:y2="22.029cm">
          <text:p/>
        </draw:line>
        <draw:line draw:style-name="gr5" draw:text-style-name="P4" draw:layer="layout" svg:x1="12.923cm" svg:y1="22.938cm" svg:x2="12.923cm" svg:y2="24.843cm">
          <text:p/>
        </draw:line>
        <draw:custom-shape draw:style-name="gr6" draw:text-style-name="P3" draw:layer="layout" svg:width="1.636cm" svg:height="1.47cm" svg:x="16.89cm" svg:y="24.603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1cm" svg:y1="25.396cm" svg:x2="16.86cm" svg:y2="25.351cm">
          <text:p/>
        </draw:line>
        <draw:custom-shape draw:style-name="gr7" draw:text-style-name="P5" draw:layer="layout" svg:width="1.638cm" svg:height="1.471cm" svg:x="14.26cm" svg:y="26.537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7.114cm" svg:y1="25.859cm" svg:x2="15.59cm" svg:y2="26.748cm">
          <text:p/>
        </draw:line>
        <draw:custom-shape draw:style-name="gr10" draw:text-style-name="P8" draw:layer="layout" svg:width="1.016cm" svg:height="0.762cm" svg:x="14.828cm" svg:y="21.68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2.415cm" svg:y="23.3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4.828cm" svg:y="24.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5.844cm" svg:y="25.87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143cm" svg:height="0.793cm" svg:x="2.379cm" svg:y="13.083cm">
          <text:p text:style-name="P2">S4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22cm" svg:y1="13.518cm" svg:x2="4.538cm" svg:y2="13.518cm">
          <text:p/>
        </draw:line>
        <draw:custom-shape draw:style-name="gr17" draw:text-style-name="P10" draw:layer="layout" svg:width="1.143cm" svg:height="0.92cm" svg:x="4.538cm" svg:y="12.956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5.738cm" svg:y="1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9.3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143cm" svg:height="0.763cm" svg:x="2.378cm" svg:y="13.883cm">
          <text:p text:style-name="P2">S5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21cm" svg:y1="14.218cm" svg:x2="4.537cm" svg:y2="14.218cm">
          <text:p/>
        </draw:line>
        <draw:custom-shape draw:style-name="gr20" draw:text-style-name="P10" draw:layer="layout" svg:width="1.143cm" svg:height="0.79cm" svg:x="4.537cm" svg:y="13.856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5.737cm" svg:y="13.8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6.937cm" svg:y="13.8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8.137cm" svg:y="13.8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9.337cm" svg:y="13.8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143cm" svg:height="0.793cm" svg:x="11.796cm" svg:y="11.16cm">
          <text:p text:style-name="P2">S1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939cm" svg:y1="11.595cm" svg:x2="13.955cm" svg:y2="11.595cm">
          <text:p/>
        </draw:line>
        <draw:custom-shape draw:style-name="gr17" draw:text-style-name="P10" draw:layer="layout" svg:width="1.143cm" svg:height="0.92cm" svg:x="13.955cm" svg:y="11.033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15.155cm" svg:y="11.03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143cm" svg:height="0.92cm" svg:x="16.355cm" svg:y="11.033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7.5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8.7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143cm" svg:height="0.793cm" svg:x="11.796cm" svg:y="12.06cm">
          <text:p text:style-name="P2">S4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939cm" svg:y1="12.495cm" svg:x2="13.955cm" svg:y2="12.495cm">
          <text:p/>
        </draw:line>
        <draw:custom-shape draw:style-name="gr17" draw:text-style-name="P10" draw:layer="layout" svg:width="1.143cm" svg:height="0.92cm" svg:x="13.955cm" svg:y="11.933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15.155cm" svg:y="11.9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16.3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7.5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8.7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143cm" svg:height="0.763cm" svg:x="11.795cm" svg:y="12.86cm">
          <text:p text:style-name="P2">S5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938cm" svg:y1="13.195cm" svg:x2="13.954cm" svg:y2="13.195cm">
          <text:p/>
        </draw:line>
        <draw:custom-shape draw:style-name="gr20" draw:text-style-name="P10" draw:layer="layout" svg:width="1.143cm" svg:height="0.79cm" svg:x="13.954cm" svg:y="12.83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15.154cm" svg:y="12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16.354cm" svg:y="12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17.554cm" svg:y="12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18.754cm" svg:y="12.8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143cm" svg:height="0.793cm" svg:x="2.423cm" svg:y="15.224cm">
          <text:p text:style-name="P2">S1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66cm" svg:y1="15.659cm" svg:x2="4.582cm" svg:y2="15.659cm">
          <text:p/>
        </draw:line>
        <draw:custom-shape draw:style-name="gr17" draw:text-style-name="P10" draw:layer="layout" svg:width="1.143cm" svg:height="0.92cm" svg:x="4.582cm" svg:y="15.097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5.782cm" svg:y="15.09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143cm" svg:height="0.92cm" svg:x="6.982cm" svg:y="15.097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43cm" svg:height="0.92cm" svg:x="8.182cm" svg:y="15.097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9.38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143cm" svg:height="0.763cm" svg:x="2.422cm" svg:y="16.024cm">
          <text:p text:style-name="P2">S5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65cm" svg:y1="16.359cm" svg:x2="4.581cm" svg:y2="16.359cm">
          <text:p/>
        </draw:line>
        <draw:custom-shape draw:style-name="gr20" draw:text-style-name="P10" draw:layer="layout" svg:width="1.143cm" svg:height="0.79cm" svg:x="4.581cm" svg:y="15.99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5.781cm" svg:y="15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6.981cm" svg:y="15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8.181cm" svg:y="15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143cm" svg:height="0.79cm" svg:x="9.3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895cm" svg:x="12.445cm" svg:y="15.991cm">
          <text:p text:style-name="P2">D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588cm" svg:y1="16.643cm" svg:x2="16.636cm" svg:y2="16.643cm">
          <text:p/>
        </draw:line>
        <draw:frame draw:style-name="gr23" draw:text-style-name="P1" draw:layer="layout" svg:width="3.121cm" svg:height="0.962cm" svg:x="13.669cm" svg:y="15.808cm">
          <draw:text-box>
            <text:p>belongs</text:p>
          </draw:text-box>
        </draw:frame>
        <draw:custom-shape draw:style-name="gr24" draw:text-style-name="P2" draw:layer="layout" svg:width="1.143cm" svg:height="0.814cm" svg:x="16.43cm" svg:y="16.00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762cm" svg:x="1.052cm" svg:y="18.6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1.143cm" svg:height="0.895cm" svg:x="2.73cm" svg:y="18.509cm">
          <text:p text:style-name="P2">B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873cm" svg:y1="19.161cm" svg:x2="6.921cm" svg:y2="19.161cm">
          <text:p/>
        </draw:line>
        <draw:frame draw:style-name="gr23" draw:text-style-name="P1" draw:layer="layout" svg:width="3.121cm" svg:height="0.962cm" svg:x="3.954cm" svg:y="18.326cm">
          <draw:text-box>
            <text:p>belongs</text:p>
          </draw:text-box>
        </draw:frame>
        <draw:custom-shape draw:style-name="gr24" draw:text-style-name="P2" draw:layer="layout" svg:width="1.143cm" svg:height="0.814cm" svg:x="6.715cm" svg:y="18.5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925cm" svg:y1="18.261cm" svg:x2="2.195cm" svg:y2="19.785cm">
          <text:p/>
        </draw:line>
        <draw:line draw:style-name="gr5" draw:text-style-name="P4" draw:layer="layout" svg:x1="2.322cm" svg:y1="18.261cm" svg:x2="0.925cm" svg:y2="19.912cm">
          <text:p/>
        </draw:line>
        <draw:custom-shape draw:style-name="gr22" draw:text-style-name="P10" draw:layer="layout" svg:width="1.143cm" svg:height="0.895cm" svg:x="2.729cm" svg:y="19.409cm">
          <text:p text:style-name="P2">C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872cm" svg:y1="20.061cm" svg:x2="6.92cm" svg:y2="20.061cm">
          <text:p/>
        </draw:line>
        <draw:frame draw:style-name="gr23" draw:text-style-name="P1" draw:layer="layout" svg:width="3.121cm" svg:height="0.962cm" svg:x="3.953cm" svg:y="19.226cm">
          <draw:text-box>
            <text:p>belongs</text:p>
          </draw:text-box>
        </draw:frame>
        <draw:custom-shape draw:style-name="gr24" draw:text-style-name="P2" draw:layer="layout" svg:width="1.143cm" svg:height="0.814cm" svg:x="6.714cm" svg:y="19.4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20.558cm" svg:x2="20cm" svg:y2="20.685cm">
          <text:p/>
        </draw:line>
        <draw:custom-shape draw:style-name="gr10" draw:text-style-name="P8" draw:layer="layout" svg:width="1.016cm" svg:height="0.762cm" svg:x="5.47cm" svg:y="21.95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6T15:34:26.876489807</meta:creation-date>
    <dc:date>2021-08-06T16:18:51.290275027</dc:date>
    <meta:editing-duration>PT33M29S</meta:editing-duration>
    <meta:editing-cycles>9</meta:editing-cycles>
    <meta:generator>LibreOffice/6.0.7.3$Linux_X86_64 LibreOffice_project/00m0$Build-3</meta:generator>
    <meta:document-statistic meta:object-count="171"/>
  </office:meta>
</office:document-meta>
</file>